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mm"/>
    </style:style>
    <style:style style:name="co2" style:family="table-column">
      <style:table-column-properties fo:break-before="auto" style:column-width="56.74mm"/>
    </style:style>
    <style:style style:name="co3" style:family="table-column">
      <style:table-column-properties fo:break-before="auto" style:column-width="48.15mm"/>
    </style:style>
    <style:style style:name="co4" style:family="table-column">
      <style:table-column-properties fo:break-before="auto" style:column-width="38.7mm"/>
    </style:style>
    <style:style style:name="co5" style:family="table-column">
      <style:table-column-properties fo:break-before="auto" style:column-width="1.66mm"/>
    </style:style>
    <style:style style:name="co6" style:family="table-column">
      <style:table-column-properties fo:break-before="auto" style:column-width="51.91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50.0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.46mm" fo:break-before="auto" style:use-optimal-row-height="false"/>
    </style:style>
    <style:style style:name="ro2" style:family="table-row">
      <style:table-row-properties style:row-height="20.32mm" fo:break-before="auto" style:use-optimal-row-height="false"/>
    </style:style>
    <style:style style:name="ro3" style:family="table-row">
      <style:table-row-properties style:row-height="9.7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1.5pt solid #000000" fo:padding="0.49mm" style:vertical-align="middle"/>
      <style:paragraph-properties fo:text-align="center" fo:margin-left="0mm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transparent" fo:border="1.5pt solid #000000" fo:padding="0.49mm"/>
      <style:text-properties style:font-name="Liberation Sans" fo:font-size="22pt" style:font-size-asian="22pt" style:font-size-complex="22pt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1.5pt solid #000000" fo:padding="0.49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22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fo:background-color="transparent" fo:wrap-option="wrap" fo:border="1.5pt solid #000000" fo:padding="0.49mm"/>
      <style:text-properties style:use-window-font-color="true" style:text-outline="false" style:text-line-through-style="none" style:text-line-through-type="none" style:font-name="Liberation Sans" fo:font-size="22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able-cell-properties fo:background-color="transparent" fo:border="1.5pt solid #000000" fo:padding="0.49mm"/>
      <style:text-properties style:font-name="Liberation Sans" fo:font-size="22pt" style:font-size-asian="22pt" style:font-size-complex="22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22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3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22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fo:background-color="transparent" fo:border="none"/>
      <style:text-properties style:font-name="Liberation Sans" fo:font-size="22pt" style:font-size-asian="22pt" style:font-size-complex="22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66ccff"/>
    </style:style>
    <style:style style:name="ce14" style:family="table-cell" style:parent-style-name="Default">
      <style:table-cell-properties fo:background-color="#3399ff"/>
    </style:style>
    <style:style style:name="ce15" style:family="table-cell" style:parent-style-name="Default">
      <style:table-cell-properties fo:background-color="#0066ff"/>
    </style:style>
    <style:style style:name="ce16" style:family="table-cell" style:parent-style-name="Default">
      <style:table-cell-properties fo:background-color="#0066cc"/>
    </style:style>
    <style:style style:name="ce17" style:family="table-cell" style:parent-style-name="Default">
      <style:table-cell-properties fo:background-color="#006699"/>
    </style:style>
    <style:style style:name="ce18" style:family="table-cell" style:parent-style-name="Default">
      <style:table-cell-properties fo:background-color="#000080"/>
    </style:style>
    <style:style style:name="ce19" style:family="table-cell" style:parent-style-name="Default">
      <style:table-cell-properties fo:background-color="#0033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38.87mm" svg:height="182.88mm" svg:x="321.78mm" svg:y="14.94mm">
            <loext:p draw:notify-on-update-of-ranges="Feuille1.B3:Feuille1.B9 Feuille1.H2:Feuille1.H2 Feuille1.H3:Feuille1.H9 Feuille1.F2:Feuille1.F2 Feuille1.F3:Feuille1.F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52mm" svg:height="173.6mm" svg:x="376.98mm" svg:y="229.33mm">
            <loext:p draw:notify-on-update-of-ranges="Feuille1.B3:Feuille1.B9 Feuille1.G2:Feuille1.G2 Feuille1.G3:Feuille1.G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0.02mm" svg:height="177.77mm" svg:x="3.23mm" svg:y="168.68mm">
            <loext:p draw:notify-on-update-of-ranges="Feuille1.B3:Feuille1.B9 Feuille1.F2:Feuille1.F2 Feuille1.F3:Feuille1.F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table:style-name="ce1"/>
          <table:table-cell table:style-name="ce4" table:number-columns-repeated="2"/>
          <table:table-cell table:style-name="ce8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Répertoire</text:p>
          </table:table-cell>
          <table:table-cell table:style-name="ce5" office:value-type="string" calcext:value-type="string">
            <text:p>Sous-répertoires</text:p>
          </table:table-cell>
          <table:table-cell table:style-name="ce5" office:value-type="string" calcext:value-type="string">
            <text:p>Fichiers</text:p>
          </table:table-cell>
          <table:table-cell table:style-name="ce9"/>
          <table:table-cell office:value-type="string" calcext:value-type="string">
            <text:p>Compilation en mode release</text:p>
          </table:table-cell>
          <table:table-cell office:value-type="string" calcext:value-type="string">
            <text:p>Debug/Release</text:p>
          </table:table-cell>
          <table:table-cell office:value-type="string" calcext:value-type="string">
            <text:p>Compilation en mode debug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ndroid</text:p>
          </table:table-cell>
          <table:table-cell table:style-name="ce6" office:value-type="float" office:value="15172" calcext:value-type="float">
            <text:p>15'172</text:p>
          </table:table-cell>
          <table:table-cell table:style-name="ce6" office:value-type="float" office:value="112046" calcext:value-type="float">
            <text:p>112'046</text:p>
          </table:table-cell>
          <table:table-cell table:style-name="ce10"/>
          <table:table-cell office:value-type="float" office:value="2.060581" calcext:value-type="float">
            <text:p>2.060581</text:p>
          </table:table-cell>
          <table:table-cell table:formula="of:=[.H3]/[.F3]" office:value-type="float" office:value="4.98709393127472" calcext:value-type="float">
            <text:p>4.9870939313</text:p>
          </table:table-cell>
          <table:table-cell office:value-type="float" office:value="10.276311" calcext:value-type="float">
            <text:p>10.276311</text:p>
          </table:table-cell>
          <table:table-cell/>
          <table:table-cell table:style-name="ce13"/>
        </table:table-row>
        <table:table-row table:style-name="ro3">
          <table:table-cell/>
          <table:table-cell table:style-name="ce3" office:value-type="string" calcext:value-type="string">
            <text:p>Documents</text:p>
          </table:table-cell>
          <table:table-cell table:style-name="ce6" office:value-type="float" office:value="15442" calcext:value-type="float">
            <text:p>15'442</text:p>
          </table:table-cell>
          <table:table-cell table:style-name="ce6" office:value-type="float" office:value="64486" calcext:value-type="float">
            <text:p>64'486</text:p>
          </table:table-cell>
          <table:table-cell table:style-name="ce10"/>
          <table:table-cell office:value-type="float" office:value="0.910958" calcext:value-type="float">
            <text:p>0.910958</text:p>
          </table:table-cell>
          <table:table-cell table:formula="of:=[.H4]/[.F4]" office:value-type="float" office:value="3.74423848300361" calcext:value-type="float">
            <text:p>3.744238483</text:p>
          </table:table-cell>
          <table:table-cell office:value-type="float" office:value="3.410844" calcext:value-type="float">
            <text:p>3.410844</text:p>
          </table:table-cell>
          <table:table-cell/>
          <table:table-cell table:style-name="ce14"/>
        </table:table-row>
        <table:table-row table:style-name="ro3">
          <table:table-cell/>
          <table:table-cell table:style-name="ce3" office:value-type="string" calcext:value-type="string">
            <text:p>android-studio</text:p>
          </table:table-cell>
          <table:table-cell table:style-name="ce6" office:value-type="float" office:value="3331" calcext:value-type="float">
            <text:p>3'331</text:p>
          </table:table-cell>
          <table:table-cell table:style-name="ce6" office:value-type="float" office:value="13287" calcext:value-type="float">
            <text:p>13'287</text:p>
          </table:table-cell>
          <table:table-cell table:style-name="ce10"/>
          <table:table-cell office:value-type="float" office:value="0.365237" calcext:value-type="float">
            <text:p>0.365237</text:p>
          </table:table-cell>
          <table:table-cell table:formula="of:=[.H5]/[.F5]" office:value-type="float" office:value="5.93047801838259" calcext:value-type="float">
            <text:p>5.9304780184</text:p>
          </table:table-cell>
          <table:table-cell office:value-type="float" office:value="2.16603" calcext:value-type="float">
            <text:p>2.16603</text:p>
          </table:table-cell>
          <table:table-cell/>
          <table:table-cell table:style-name="ce15"/>
        </table:table-row>
        <table:table-row table:style-name="ro3">
          <table:table-cell/>
          <table:table-cell table:style-name="ce3" office:value-type="string" calcext:value-type="string">
            <text:p>bin</text:p>
          </table:table-cell>
          <table:table-cell table:style-name="ce7" office:value-type="float" office:value="553" calcext:value-type="float">
            <text:p>553</text:p>
          </table:table-cell>
          <table:table-cell table:style-name="ce7" office:value-type="float" office:value="9306" calcext:value-type="float">
            <text:p>9'306</text:p>
          </table:table-cell>
          <table:table-cell table:style-name="ce11"/>
          <table:table-cell office:value-type="float" office:value="0.137422" calcext:value-type="float">
            <text:p>0.137422</text:p>
          </table:table-cell>
          <table:table-cell table:formula="of:=[.H6]/[.F6]" office:value-type="float" office:value="6.28274221012647" calcext:value-type="float">
            <text:p>6.2827422101</text:p>
          </table:table-cell>
          <table:table-cell office:value-type="float" office:value="0.863387" calcext:value-type="float">
            <text:p>0.863387</text:p>
          </table:table-cell>
          <table:table-cell/>
          <table:table-cell table:style-name="ce16"/>
        </table:table-row>
        <table:table-row table:style-name="ro3">
          <table:table-cell/>
          <table:table-cell table:style-name="ce3" office:value-type="string" calcext:value-type="string">
            <text:p>Dropbox</text:p>
          </table:table-cell>
          <table:table-cell table:style-name="ce6" office:value-type="float" office:value="2377" calcext:value-type="float">
            <text:p>2'377</text:p>
          </table:table-cell>
          <table:table-cell table:style-name="ce6" office:value-type="float" office:value="8659" calcext:value-type="float">
            <text:p>8'659</text:p>
          </table:table-cell>
          <table:table-cell table:style-name="ce10"/>
          <table:table-cell office:value-type="float" office:value="0.238584" calcext:value-type="float">
            <text:p>0.238584</text:p>
          </table:table-cell>
          <table:table-cell table:formula="of:=[.H7]/[.F7]" office:value-type="float" office:value="1.02972957113637" calcext:value-type="float">
            <text:p>1.0297295711</text:p>
          </table:table-cell>
          <table:table-cell office:value-type="float" office:value="0.245677" calcext:value-type="float">
            <text:p>0.245677</text:p>
          </table:table-cell>
          <table:table-cell/>
          <table:table-cell table:style-name="ce17"/>
        </table:table-row>
        <table:table-row table:style-name="ro3">
          <table:table-cell/>
          <table:table-cell table:style-name="ce3" office:value-type="string" calcext:value-type="string">
            <text:p>Musique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352" calcext:value-type="float">
            <text:p>1'352</text:p>
          </table:table-cell>
          <table:table-cell table:style-name="ce11"/>
          <table:table-cell office:value-type="float" office:value="0.133323" calcext:value-type="float">
            <text:p>0.133323</text:p>
          </table:table-cell>
          <table:table-cell table:formula="of:=[.H8]/[.F8]" office:value-type="float" office:value="5.37343894151797" calcext:value-type="float">
            <text:p>5.3734389415</text:p>
          </table:table-cell>
          <table:table-cell office:value-type="float" office:value="0.716403" calcext:value-type="float">
            <text:p>0.716403</text:p>
          </table:table-cell>
          <table:table-cell/>
          <table:table-cell table:style-name="ce18"/>
        </table:table-row>
        <table:table-row table:style-name="ro3">
          <table:table-cell/>
          <table:table-cell table:style-name="ce3" office:value-type="string" calcext:value-type="string">
            <text:p>Image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63" calcext:value-type="float">
            <text:p>863</text:p>
          </table:table-cell>
          <table:table-cell table:style-name="ce11"/>
          <table:table-cell office:value-type="float" office:value="0.184559" calcext:value-type="float">
            <text:p>0.184559</text:p>
          </table:table-cell>
          <table:table-cell table:formula="of:=[.H9]/[.F9]" office:value-type="float" office:value="2.01137305685445" calcext:value-type="float">
            <text:p>2.0113730569</text:p>
          </table:table-cell>
          <table:table-cell office:value-type="float" office:value="0.371217" calcext:value-type="float">
            <text:p>0.371217</text:p>
          </table:table-cell>
          <table:table-cell/>
          <table:table-cell table:style-name="ce19"/>
        </table:table-row>
        <table:table-row table:style-name="ro1">
          <table:table-cell table:number-columns-repeated="10"/>
        </table:table-row>
        <table:table-row table:style-name="ro4" table:number-rows-repeated="1048565">
          <table:table-cell table:number-columns-repeated="10"/>
        </table:table-row>
        <table:table-row table:style-name="ro4">
          <table:table-cell table:number-columns-repeated="10"/>
        </table:table-row>
      </table:table>
      <table:named-expressions/>
      <table:database-ranges>
        <table:database-range table:name="__Anonymous_Sheet_DB__0" table:target-range-address="Feuille1.B2:Feuille1.F9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.00.0000</text:date>, <text:time style:data-style-name="N2" text:time-value="13:44:50.939319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4:50:49.357822890</meta:creation-date>
    <dc:date>2018-09-02T14:57:33.318805695</dc:date>
    <meta:editing-duration>PT2H47M12S</meta:editing-duration>
    <meta:editing-cycles>24</meta:editing-cycles>
    <meta:generator>LibreOffice/5.1.6.2$Linux_X86_64 LibreOffice_project/10m0$Build-2</meta:generator>
    <meta:document-statistic meta:table-count="1" meta:cell-count="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style:rotation-angle="0"/>
      <style:text-properties fo:font-size="18pt" fo:font-weight="bold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2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2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88cm" svg:height="18.289cm" xlink:href=".." xlink:type="simple" chart:class="chart:bar" chart:style-name="ch1">
        <chart:legend svg:x="12.572cm" svg:y="6.984cm" style:legend-expansion="custom" chartooo:width="9.258cm" chartooo:height="2.728cm" style:legend-expansion-aspect-ratio="3.39369501466276" chart:style-name="ch2"/>
        <chart:plot-area chart:style-name="ch3" table:cell-range-address="Feuille1.B3:Feuille1.B9 Feuille1.H2:Feuille1.H9 Feuille1.F2:Feuille1.F9" chart:data-source-has-labels="both" svg:x="1.906cm" svg:y="0.236cm" svg:width="21.461cm" svg:height="18.143cm">
          <chartooo:coordinate-region svg:x="2.527cm" svg:y="0.236cm" svg:width="20.84cm" svg:height="15.124cm"/>
          <chart:axis chart:dimension="x" chart:name="primary-x" chart:style-name="ch4" chartooo:axis-type="auto">
            <chartooo:date-scale/>
            <chart:title svg:x="9.923cm" svg:y="16.563cm" chart:style-name="ch5">
              <text:p>Répertoires</text:p>
            </chart:title>
            <chart:categories table:cell-range-address="Feuille1.B3:Feuille1.B9"/>
          </chart:axis>
          <chart:axis chart:dimension="y" chart:name="primary-y" chart:style-name="ch6">
            <chart:title svg:x="0.361cm" svg:y="12.525cm" chart:style-name="ch7">
              <text:p>Temps d'exécution moyen (sec)</text:p>
            </chart:title>
            <chart:grid chart:style-name="ch8" chart:class="major"/>
          </chart:axis>
          <chart:series chart:style-name="ch9" chart:values-cell-range-address="Feuille1.H3:Feuille1.H9" chart:label-cell-address="Feuille1.H2:Feuille1.H2" chart:class="chart:bar">
            <chart:data-point chart:repeated="7"/>
          </chart:series>
          <chart:series chart:style-name="ch10" chart:values-cell-range-address="Feuille1.F3:Feuille1.F9" chart:label-cell-address="Feuille1.F2:Feuille1.F2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ation en mode debug</text:p>
                <draw:g>
                  <svg:desc>Feuille1.H2:Feuille1.H2</svg:desc>
                </draw:g>
              </table:table-cell>
              <table:table-cell office:value-type="string">
                <text:p>Compilation en mode release</text:p>
                <draw:g>
                  <svg:desc>Feuille1.F2:Feui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droid</text:p>
                <draw:g>
                  <svg:desc>Feuille1.B3:Feuille1.B9</svg:desc>
                </draw:g>
              </table:table-cell>
              <table:table-cell office:value-type="float" office:value="10.276311">
                <text:p>10.276311</text:p>
                <draw:g>
                  <svg:desc>Feuille1.H3:Feuille1.H9</svg:desc>
                </draw:g>
              </table:table-cell>
              <table:table-cell office:value-type="float" office:value="2.060581">
                <text:p>2.060581</text:p>
                <draw:g>
                  <svg:desc>Feuille1.F3:Feuille1.F9</svg:desc>
                </draw:g>
              </table:table-cell>
            </table:table-row>
            <table:table-row>
              <table:table-cell office:value-type="string">
                <text:p>Documents</text:p>
              </table:table-cell>
              <table:table-cell office:value-type="float" office:value="3.410844">
                <text:p>3.410844</text:p>
              </table:table-cell>
              <table:table-cell office:value-type="float" office:value="0.910958">
                <text:p>0.910958</text:p>
              </table:table-cell>
            </table:table-row>
            <table:table-row>
              <table:table-cell office:value-type="string">
                <text:p>android-studio</text:p>
              </table:table-cell>
              <table:table-cell office:value-type="float" office:value="2.16603">
                <text:p>2.16603</text:p>
              </table:table-cell>
              <table:table-cell office:value-type="float" office:value="0.365237">
                <text:p>0.365237</text:p>
              </table:table-cell>
            </table:table-row>
            <table:table-row>
              <table:table-cell office:value-type="string">
                <text:p>bin</text:p>
              </table:table-cell>
              <table:table-cell office:value-type="float" office:value="0.863387">
                <text:p>0.863387</text:p>
              </table:table-cell>
              <table:table-cell office:value-type="float" office:value="0.137422">
                <text:p>0.137422</text:p>
              </table:table-cell>
            </table:table-row>
            <table:table-row>
              <table:table-cell office:value-type="string">
                <text:p>Dropbox</text:p>
              </table:table-cell>
              <table:table-cell office:value-type="float" office:value="0.245677">
                <text:p>0.245677</text:p>
              </table:table-cell>
              <table:table-cell office:value-type="float" office:value="0.238584">
                <text:p>0.238584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0.716403">
                <text:p>0.716403</text:p>
              </table:table-cell>
              <table:table-cell office:value-type="float" office:value="0.133323">
                <text:p>0.133323</text:p>
              </table:table-cell>
            </table:table-row>
            <table:table-row>
              <table:table-cell office:value-type="string">
                <text:p>Images</text:p>
              </table:table-cell>
              <table:table-cell office:value-type="float" office:value="0.371217">
                <text:p>0.371217</text:p>
              </table:table-cell>
              <table:table-cell office:value-type="float" office:value="0.184559">
                <text:p>0.1845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3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53cm" svg:height="17.361cm" xlink:href=".." xlink:type="simple" chart:class="chart:bar" chart:style-name="ch1">
        <chart:plot-area chart:style-name="ch2" table:cell-range-address="Feuille1.B3:Feuille1.B9 Feuille1.G2:Feuille1.G9" chart:data-source-has-labels="both" svg:x="2.028cm" svg:y="0.444cm" svg:width="21.637cm" svg:height="15.042cm">
          <chartooo:coordinate-region svg:x="2.464cm" svg:y="0.643cm" svg:width="21.201cm" svg:height="14.011cm"/>
          <chart:axis chart:dimension="x" chart:name="primary-x" chart:style-name="ch3" chartooo:axis-type="auto">
            <chartooo:date-scale/>
            <chart:title svg:x="10.985cm" svg:y="15.833cm" chart:style-name="ch4">
              <text:p>Répertoires</text:p>
            </chart:title>
            <chart:categories table:cell-range-address="Feuille1.B3:Feuille1.B9"/>
          </chart:axis>
          <chart:axis chart:dimension="y" chart:name="primary-y" chart:style-name="ch5">
            <chart:title svg:x="0.426cm" svg:y="13.681cm" chart:style-name="ch6">
              <text:p>Rapport temps debug / temps release</text:p>
            </chart:title>
            <chart:grid chart:style-name="ch7" chart:class="major"/>
          </chart:axis>
          <chart:series chart:style-name="ch8" chart:values-cell-range-address="Feuille1.G3:Feuille1.G9" chart:label-cell-address="Feuille1.G2:Feuille1.G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bug/Release</text:p>
                <draw:g>
                  <svg:desc>Feuille1.G2:Feuille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droid</text:p>
                <draw:g>
                  <svg:desc>Feuille1.B3:Feuille1.B9</svg:desc>
                </draw:g>
              </table:table-cell>
              <table:table-cell office:value-type="float" office:value="4.98709393127472">
                <text:p>4.98709393127472</text:p>
                <draw:g>
                  <svg:desc>Feuille1.G3:Feuille1.G9</svg:desc>
                </draw:g>
              </table:table-cell>
            </table:table-row>
            <table:table-row>
              <table:table-cell office:value-type="string">
                <text:p>Documents</text:p>
              </table:table-cell>
              <table:table-cell office:value-type="float" office:value="3.74423848300361">
                <text:p>3.74423848300361</text:p>
              </table:table-cell>
            </table:table-row>
            <table:table-row>
              <table:table-cell office:value-type="string">
                <text:p>android-studio</text:p>
              </table:table-cell>
              <table:table-cell office:value-type="float" office:value="5.93047801838259">
                <text:p>5.93047801838259</text:p>
              </table:table-cell>
            </table:table-row>
            <table:table-row>
              <table:table-cell office:value-type="string">
                <text:p>bin</text:p>
              </table:table-cell>
              <table:table-cell office:value-type="float" office:value="6.28274221012647">
                <text:p>6.28274221012647</text:p>
              </table:table-cell>
            </table:table-row>
            <table:table-row>
              <table:table-cell office:value-type="string">
                <text:p>Dropbox</text:p>
              </table:table-cell>
              <table:table-cell office:value-type="float" office:value="1.02972957113637">
                <text:p>1.02972957113637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5.37343894151797">
                <text:p>5.37343894151797</text:p>
              </table:table-cell>
            </table:table-row>
            <table:table-row>
              <table:table-cell office:value-type="string">
                <text:p>Images</text:p>
              </table:table-cell>
              <table:table-cell office:value-type="float" office:value="2.01137305685445">
                <text:p>2.01137305685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.3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7" style:family="chart">
      <style:graphic-properties svg:stroke-width="0.05cm" svg:stroke-color="#999999"/>
    </style:style>
    <style:style style:name="ch8" style:family="chart" style:data-style-name="N2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6pt" style:font-size-asian="10pt" style:font-size-complex="10pt"/>
    </style:style>
    <style:style style:name="ch9" style:family="chart">
      <style:chart-properties chart:solid-type="cuboid"/>
      <style:graphic-properties draw:fill-color="#66ccff"/>
    </style:style>
    <style:style style:name="ch10" style:family="chart">
      <style:chart-properties chart:solid-type="cuboid"/>
      <style:graphic-properties draw:fill-color="#3399ff"/>
    </style:style>
    <style:style style:name="ch11" style:family="chart">
      <style:chart-properties chart:solid-type="cuboid"/>
      <style:graphic-properties draw:fill-color="#0066ff"/>
    </style:style>
    <style:style style:name="ch12" style:family="chart">
      <style:chart-properties chart:solid-type="cuboid"/>
      <style:graphic-properties draw:fill-color="#0066cc"/>
    </style:style>
    <style:style style:name="ch13" style:family="chart">
      <style:chart-properties chart:solid-type="cuboid"/>
      <style:graphic-properties draw:fill-color="#006699"/>
    </style:style>
    <style:style style:name="ch14" style:family="chart">
      <style:chart-properties chart:solid-type="cuboid"/>
      <style:graphic-properties draw:fill-color="#000080"/>
    </style:style>
    <style:style style:name="ch15" style:family="chart">
      <style:chart-properties chart:solid-type="cuboid"/>
      <style:graphic-properties draw:fill-color="#003366"/>
    </style:style>
    <style:style style:name="ch16" style:family="chart">
      <style:graphic-properties draw:stroke="solid" svg:stroke-width="0.05cm" svg:stroke-color="#999999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003cm" svg:height="17.778cm" xlink:href=".." xlink:type="simple" chart:class="chart:bar" chart:style-name="ch1">
        <chart:plot-area chart:style-name="ch2" table:cell-range-address="Feuille1.B3:Feuille1.B9 Feuille1.F2:Feuille1.F9" chart:data-source-has-labels="both" svg:x="2.027cm" svg:y="0.355cm" svg:width="21.495cm" svg:height="15.762cm">
          <chartooo:coordinate-region svg:x="3.072cm" svg:y="0.355cm" svg:width="20.45cm" svg:height="12.518cm"/>
          <chart:axis chart:dimension="x" chart:name="primary-x" chart:style-name="ch3" chartooo:axis-type="auto">
            <chartooo:date-scale/>
            <chart:title svg:x="10.913cm" svg:y="16.472cm" chart:style-name="ch4">
              <text:p>Répertoires</text:p>
            </chart:title>
            <chart:categories table:cell-range-address="Feuille1.B3:Feuille1.B9"/>
          </chart:axis>
          <chart:axis chart:dimension="y" chart:name="primary-y" chart:style-name="ch5">
            <chart:title svg:x="0.451cm" svg:y="14.065cm" chart:style-name="ch6">
              <text:p>Temps d'exécution moyen (secondes)</text:p>
            </chart:title>
            <chart:grid chart:style-name="ch7" chart:class="major"/>
          </chart:axis>
          <chart:series chart:style-name="ch8" chart:values-cell-range-address="Feuille1.F3:Feuille1.F9" chart:label-cell-address="Feuille1.F2:Feuille1.F2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ation en mode release</text:p>
                <draw:g>
                  <svg:desc>Feuille1.F2:Feui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droid</text:p>
                <draw:g>
                  <svg:desc>Feuille1.B3:Feuille1.B9</svg:desc>
                </draw:g>
              </table:table-cell>
              <table:table-cell office:value-type="float" office:value="2.060581">
                <text:p>2.060581</text:p>
                <draw:g>
                  <svg:desc>Feuille1.F3:Feuille1.F9</svg:desc>
                </draw:g>
              </table:table-cell>
            </table:table-row>
            <table:table-row>
              <table:table-cell office:value-type="string">
                <text:p>Documents</text:p>
              </table:table-cell>
              <table:table-cell office:value-type="float" office:value="0.910958">
                <text:p>0.910958</text:p>
              </table:table-cell>
            </table:table-row>
            <table:table-row>
              <table:table-cell office:value-type="string">
                <text:p>android-studio</text:p>
              </table:table-cell>
              <table:table-cell office:value-type="float" office:value="0.365237">
                <text:p>0.365237</text:p>
              </table:table-cell>
            </table:table-row>
            <table:table-row>
              <table:table-cell office:value-type="string">
                <text:p>bin</text:p>
              </table:table-cell>
              <table:table-cell office:value-type="float" office:value="0.137422">
                <text:p>0.137422</text:p>
              </table:table-cell>
            </table:table-row>
            <table:table-row>
              <table:table-cell office:value-type="string">
                <text:p>Dropbox</text:p>
              </table:table-cell>
              <table:table-cell office:value-type="float" office:value="0.238584">
                <text:p>0.238584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0.133323">
                <text:p>0.133323</text:p>
              </table:table-cell>
            </table:table-row>
            <table:table-row>
              <table:table-cell office:value-type="string">
                <text:p>Images</text:p>
              </table:table-cell>
              <table:table-cell office:value-type="float" office:value="0.184559">
                <text:p>0.1845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